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 table:number-columns-spanned="2" table:number-rows-spanned="1">
            <text:p>0 phases</text:p>
          </table:table-cell>
          <table:covered-table-cell/>
          <table:table-cell/>
          <table:table-cell office:value-type="string" calcext:value-type="string" table:number-columns-spanned="2" table:number-rows-spanned="1">
            <text:p>20 phase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Game</text:p>
          </table:table-cell>
          <table:table-cell office:value-type="string" calcext:value-type="string">
            <text:p>SC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82])" office:value-type="float" office:value="288" calcext:value-type="float">
            <text:p>288</text:p>
          </table:table-cell>
          <table:table-cell/>
          <table:table-cell office:value-type="string" calcext:value-type="string">
            <text:p>SUM</text:p>
          </table:table-cell>
          <table:table-cell table:formula="of:=SUM([.E3:.E78])" office:value-type="float" office:value="360" calcext:value-type="float">
            <text:p>360</text:p>
          </table:table-cell>
          <table:table-cell/>
          <table:table-cell office:value-type="string" calcext:value-type="string">
            <text:p>Population average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82])" office:value-type="float" office:value="3.6" calcext:value-type="float">
            <text:p>3.6</text:p>
          </table:table-cell>
          <table:table-cell/>
          <table:table-cell office:value-type="string" calcext:value-type="string">
            <text:p>AVG</text:p>
          </table:table-cell>
          <table:table-cell table:formula="of:=AVERAGE([.E3:.E78])" office:value-type="float" office:value="4.73684210526316" calcext:value-type="float">
            <text:p>4.73684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3:.B82])" office:value-type="float" office:value="4.17527381047101" calcext:value-type="float">
            <text:p>4.17527381047101</text:p>
          </table:table-cell>
          <table:table-cell/>
          <table:table-cell office:value-type="string" calcext:value-type="string">
            <text:p>STD DEV</text:p>
          </table:table-cell>
          <table:table-cell table:formula="of:=STDEV([.E3:.E78])" office:value-type="float" office:value="4.12591297711632" calcext:value-type="float">
            <text:p>4.1259129771163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 statistic</text:p>
          </table:table-cell>
          <table:table-cell table:formula="of:=([.B85]-[.H84])/([.B86]/SQRT(80))" office:value-type="float" office:value="-2.69917210658997" calcext:value-type="float">
            <text:p>-2.69917210658997</text:p>
          </table:table-cell>
          <table:table-cell/>
          <table:table-cell office:value-type="string" calcext:value-type="string">
            <text:p>t statistic</text:p>
          </table:table-cell>
          <table:table-cell table:formula="of:=([.E85]-[.H84])/([.E86]/SQRT(80))" office:value-type="float" office:value="-0.266985199275646" calcext:value-type="float">
            <text:p>-0.266985199275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-value</text:p>
          </table:table-cell>
          <table:table-cell table:formula="of:=1 - LEGACY.TDIST(ABS([.B88]); 79; 1)" office:value-type="float" office:value="0.995750688268364" calcext:value-type="float">
            <text:p>0.995750688268364</text:p>
          </table:table-cell>
          <table:table-cell/>
          <table:table-cell office:value-type="string" calcext:value-type="string">
            <text:p>P-value</text:p>
          </table:table-cell>
          <table:table-cell table:formula="of:=1-LEGACY.TDIST(ABS([.E88]); 79; 1)" office:value-type="float" office:value="0.604911865782872" calcext:value-type="float">
            <text:p>0.6049118657828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23:26:59.430155740</meta:creation-date>
    <dc:date>2019-07-18T00:54:16.592896542</dc:date>
    <meta:editing-duration>PT36M36S</meta:editing-duration>
    <meta:editing-cycles>1</meta:editing-cycles>
    <meta:document-statistic meta:table-count="1" meta:cell-count="340" meta:object-count="0"/>
    <meta:generator>LibreOffice/6.0.7.3$Linux_X86_64 LibreOffice_project/00m0$Build-3</meta:generator>
  </office:meta>
</office:document-meta>
</file>